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ia Ohtamaa</meta:initial-creator>
    <meta:creation-date>2012-05-14T12:55:57</meta:creation-date>
    <dc:date>2012-05-14T13:09:14</dc:date>
    <dc:creator>Riia Ohtamaa</dc:creator>
    <meta:editing-duration>PT00H00M44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1" meta:paragraph-count="0" meta:word-count="0" meta:character-count="0"/>
  </office:meta>
</office:document-meta>
</file>